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942cm" fo:min-width="1.4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882cm" fo:min-width="2.046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882cm" fo:min-width="1.958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cm" fo:min-width="2.194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094cm" fo:min-width="2.33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024cm" fo:min-width="2.118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213cm" fo:min-width="2.33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882cm" fo:min-width="2.046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882cm" fo:min-width="2.33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094cm" fo:min-width="2.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0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eeeeee"/>
      <style:paragraph-properties fo:margin-left="0cm" fo:margin-right="0cm" fo:text-align="center" fo:text-indent="0cm" style:writing-mode="lr-tb"/>
    </style:style>
    <style:style style:name="P3" style:family="paragraph">
      <loext:graphic-properties draw:fill="solid"/>
      <style:paragraph-properties fo:margin-left="0cm" fo:margin-right="0cm" fo:text-align="center" fo:text-indent="0cm"/>
    </style:style>
    <style:style style:name="P4" style:family="paragraph">
      <loext:graphic-properties draw:fill-color="#eeeee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cm" svg:height="3.1cm" svg:x="2cm" svg:y="12.7cm">
          <text:p text:style-name="P1">Parts of </text:p>
          <text:p text:style-name="P1">Spee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9cm" svg:y1="14.4cm" svg:x2="11.5cm" svg:y2="2.9cm">
          <text:p/>
        </draw:line>
        <draw:line draw:style-name="gr2" draw:text-style-name="P3" draw:layer="layout" svg:x1="4.9cm" svg:y1="14.5cm" svg:x2="12.1cm" svg:y2="14.4cm">
          <text:p/>
        </draw:line>
        <draw:line draw:style-name="gr2" draw:text-style-name="P3" draw:layer="layout" svg:x1="4.9cm" svg:y1="14.4cm" svg:x2="11.9cm" svg:y2="16.3cm">
          <text:p/>
        </draw:line>
        <draw:line draw:style-name="gr2" draw:text-style-name="P3" draw:layer="layout" svg:x1="4.9cm" svg:y1="14.501cm" svg:x2="11.6cm" svg:y2="18.5cm">
          <text:p/>
        </draw:line>
        <draw:line draw:style-name="gr2" draw:text-style-name="P3" draw:layer="layout" svg:x1="4.865cm" svg:y1="14.412cm" svg:x2="12cm" svg:y2="20.8cm">
          <text:p/>
        </draw:line>
        <draw:line draw:style-name="gr2" draw:text-style-name="P3" draw:layer="layout" svg:x1="4.9cm" svg:y1="14.501cm" svg:x2="12cm" svg:y2="12.1cm">
          <text:p/>
        </draw:line>
        <draw:line draw:style-name="gr2" draw:text-style-name="P3" draw:layer="layout" svg:x1="4.9cm" svg:y1="14.501cm" svg:x2="11.8cm" svg:y2="5.2cm">
          <text:p/>
        </draw:line>
        <draw:line draw:style-name="gr2" draw:text-style-name="P3" draw:layer="layout" svg:x1="4.9cm" svg:y1="14.501cm" svg:x2="12.1cm" svg:y2="7.4cm">
          <text:p/>
        </draw:line>
        <draw:line draw:style-name="gr2" draw:text-style-name="P3" draw:layer="layout" svg:x1="4.9cm" svg:y1="14.501cm" svg:x2="11.7cm" svg:y2="9.5cm">
          <text:p/>
        </draw:line>
        <draw:custom-shape draw:style-name="gr3" draw:text-style-name="P2" draw:layer="layout" svg:width="3.6cm" svg:height="1.6cm" svg:x="11.8cm" svg:y="3.8cm">
          <text:p text:style-name="P1">Prono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474cm" svg:height="1.6cm" svg:x="12.026cm" svg:y="6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81cm" svg:height="1.766cm" svg:x="11.79cm" svg:y="8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cm" svg:height="1.9cm" svg:x="11.9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7cm" svg:height="1.8cm" svg:x="12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4.002cm" svg:height="2.069cm" draw:transform="skewX (0.0366519142918809) rotate (0.0368264472170803) translate (12.19cm 15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3.6cm" svg:height="1.6cm" svg:x="11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cm" svg:height="1.6cm" svg:x="1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4.2cm" svg:height="1.9cm" svg:x="11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013cm" svg:height="0.962cm" svg:x="12.1cm" svg:y="2.1cm">
          <draw:text-box>
            <text:p text:style-name="P5">Noun</text:p>
          </draw:text-box>
        </draw:frame>
        <draw:frame draw:style-name="gr13" draw:text-style-name="P6" draw:layer="layout" svg:width="2.3cm" svg:height="0.962cm" svg:x="12.5cm" svg:y="6.438cm">
          <draw:text-box>
            <text:p text:style-name="P5">Verb</text:p>
          </draw:text-box>
        </draw:frame>
        <draw:frame draw:style-name="gr14" draw:text-style-name="P6" draw:layer="layout" svg:width="3.548cm" svg:height="1.673cm" svg:x="11.991cm" svg:y="8.8cm">
          <draw:text-box>
            <text:p text:style-name="P5">Adjective</text:p>
          </draw:text-box>
        </draw:frame>
        <draw:frame draw:style-name="gr15" draw:text-style-name="P6" draw:layer="layout" svg:width="3.072cm" svg:height="0.962cm" svg:x="12.128cm" svg:y="11.238cm">
          <draw:text-box>
            <text:p text:style-name="P5">Adverb</text:p>
          </draw:text-box>
        </draw:frame>
        <draw:frame draw:style-name="gr16" draw:text-style-name="P6" draw:layer="layout" svg:width="3.669cm" svg:height="0.962cm" svg:x="12.431cm" svg:y="13.8cm">
          <draw:text-box>
            <text:p text:style-name="P5">Preposition</text:p>
          </draw:text-box>
        </draw:frame>
        <draw:frame draw:style-name="gr13" draw:text-style-name="P6" draw:layer="layout" svg:width="3.842cm" svg:height="0.962cm" svg:x="12.172cm" svg:y="16.1cm">
          <draw:text-box>
            <text:p text:style-name="P5">Conjunction</text:p>
          </draw:text-box>
        </draw:frame>
        <draw:frame draw:style-name="gr13" draw:text-style-name="P6" draw:layer="layout" svg:width="3.9cm" svg:height="0.962cm" svg:x="11.9cm" svg:y="18.6cm">
          <draw:text-box>
            <text:p text:style-name="P5">Interjection</text:p>
          </draw:text-box>
        </draw:frame>
        <draw:frame draw:style-name="gr14" draw:text-style-name="P6" draw:layer="layout" svg:width="2.863cm" svg:height="1.673cm" svg:x="12.5cm" svg:y="20.838cm">
          <draw:text-box>
            <text:p text:style-name="P5">Article</text:p>
          </draw:text-box>
        </draw:frame>
        <draw:frame draw:style-name="gr17" draw:text-style-name="P6" draw:layer="layout" svg:width="3.6cm" svg:height="1.673cm" svg:x="15.3cm" svg:y="1.9cm">
          <draw:text-box>
            <text:p>Thing or Person</text:p>
          </draw:text-box>
        </draw:frame>
        <draw:frame draw:style-name="gr18" draw:text-style-name="P6" draw:layer="layout" svg:width="4.8cm" svg:height="3.3cm" svg:x="16.2cm" svg:y="10.3cm">
          <draw:text-box>
            <text:p>Describes about verb,adjective or adverb</text:p>
          </draw:text-box>
        </draw:frame>
        <draw:frame draw:style-name="gr19" draw:text-style-name="P6" draw:layer="layout" svg:width="3.7cm" svg:height="1.673cm" svg:x="15.8cm" svg:y="6.5cm">
          <draw:text-box>
            <text:p>Action or State</text:p>
          </draw:text-box>
        </draw:frame>
        <draw:frame draw:style-name="gr20" draw:text-style-name="P6" draw:layer="layout" svg:width="5.2cm" svg:height="1.8cm" svg:x="15.8cm" svg:y="8.6cm">
          <draw:text-box>
            <text:p>Describes about noun or pronoun</text:p>
          </draw:text-box>
        </draw:frame>
        <draw:frame draw:style-name="gr21" draw:text-style-name="P6" draw:layer="layout" svg:width="5.058cm" svg:height="2.269cm" svg:x="16.139cm" svg:y="13.5cm">
          <draw:text-box>
            <text:p>Indicates noun or pronoun</text:p>
          </draw:text-box>
        </draw:frame>
        <draw:frame draw:style-name="gr22" draw:text-style-name="P6" draw:layer="layout" svg:width="4.8cm" svg:height="2.384cm" svg:x="16.2cm" svg:y="15.845cm">
          <draw:text-box>
            <text:p>Join sentences or words</text:p>
          </draw:text-box>
        </draw:frame>
        <draw:frame draw:style-name="gr17" draw:text-style-name="P6" draw:layer="layout" svg:width="5.4cm" svg:height="1.673cm" svg:x="15.6cm" svg:y="21.638cm">
          <draw:text-box>
            <text:p>Introduce a noun</text:p>
          </draw:text-box>
        </draw:frame>
        <draw:frame draw:style-name="gr17" draw:text-style-name="P7" draw:layer="layout" svg:width="4.4cm" svg:height="1.673cm" svg:x="15.639cm" svg:y="4.2cm">
          <draw:text-box>
            <text:p>Replacement of Noun</text:p>
          </draw:text-box>
        </draw:frame>
        <draw:frame draw:style-name="gr23" draw:text-style-name="P7" draw:layer="layout" svg:width="4.761cm" svg:height="3.095cm" svg:x="16.039cm" svg:y="18.3cm">
          <draw:text-box>
            <text:p>Used to express feelings in short word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33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9:21:01.281114719</meta:creation-date>
    <dc:date>2022-03-11T21:03:56.472858849</dc:date>
    <meta:editing-duration>PT8M22S</meta:editing-duration>
    <meta:editing-cycles>4</meta:editing-cycles>
    <meta:generator>LibreOffice/6.4.7.2$Linux_X86_64 LibreOffice_project/40$Build-2</meta:generator>
    <meta:document-statistic meta:object-count="36"/>
  </office:meta>
</office:document-meta>
</file>